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52eb" officeooo:paragraph-rsid="000352eb"/>
    </style:style>
    <style:style style:name="P2" style:family="paragraph" style:parent-style-name="Standard">
      <style:text-properties officeooo:rsid="00049cb2" officeooo:paragraph-rsid="00049cb2"/>
    </style:style>
    <style:style style:name="P3" style:family="paragraph" style:parent-style-name="Standard">
      <style:text-properties officeooo:rsid="0005279e" officeooo:paragraph-rsid="0005279e"/>
    </style:style>
    <style:style style:name="P4" style:family="paragraph" style:parent-style-name="Standard">
      <style:text-properties officeooo:rsid="000706b1" officeooo:paragraph-rsid="000706b1"/>
    </style:style>
    <style:style style:name="P5" style:family="paragraph" style:parent-style-name="Standard">
      <style:text-properties officeooo:rsid="0008d968" officeooo:paragraph-rsid="0008d968"/>
    </style:style>
    <style:style style:name="P6" style:family="paragraph" style:parent-style-name="Standard">
      <style:text-properties officeooo:rsid="00093f29" officeooo:paragraph-rsid="00093f29"/>
    </style:style>
    <style:style style:name="P7" style:family="paragraph" style:parent-style-name="Standard">
      <style:text-properties officeooo:rsid="000a9f14" officeooo:paragraph-rsid="000a9f14"/>
    </style:style>
    <style:style style:name="P8" style:family="paragraph" style:parent-style-name="Standard">
      <style:text-properties officeooo:rsid="000c66ae" officeooo:paragraph-rsid="000c66ae"/>
    </style:style>
    <style:style style:name="P9" style:family="paragraph" style:parent-style-name="Standard">
      <style:text-properties officeooo:rsid="000ddbb8" officeooo:paragraph-rsid="000ddbb8"/>
    </style:style>
    <style:style style:name="P10" style:family="paragraph" style:parent-style-name="Standard">
      <style:text-properties officeooo:rsid="001065f3" officeooo:paragraph-rsid="001065f3"/>
    </style:style>
    <style:style style:name="P11" style:family="paragraph" style:parent-style-name="Standard">
      <style:text-properties officeooo:rsid="000ddbb8" officeooo:paragraph-rsid="000ddbb8"/>
    </style:style>
    <style:style style:name="P12" style:family="paragraph" style:parent-style-name="Standard">
      <style:text-properties officeooo:rsid="001065f3" officeooo:paragraph-rsid="001065f3"/>
    </style:style>
    <style:style style:name="P13" style:family="paragraph" style:parent-style-name="Standard">
      <style:text-properties officeooo:rsid="001135f0" officeooo:paragraph-rsid="001135f0"/>
    </style:style>
    <style:style style:name="P14" style:family="paragraph" style:parent-style-name="Standard">
      <style:text-properties officeooo:rsid="00120523" officeooo:paragraph-rsid="00120523"/>
    </style:style>
    <style:style style:name="P15" style:family="paragraph" style:parent-style-name="Standard">
      <style:text-properties officeooo:rsid="00134ef8" officeooo:paragraph-rsid="00134ef8"/>
    </style:style>
    <style:style style:name="P16" style:family="paragraph" style:parent-style-name="Standard">
      <style:text-properties officeooo:rsid="0013a129" officeooo:paragraph-rsid="0013a129"/>
    </style:style>
    <style:style style:name="P17" style:family="paragraph" style:parent-style-name="Standard">
      <style:text-properties officeooo:rsid="001404fe" officeooo:paragraph-rsid="001404fe"/>
    </style:style>
    <style:style style:name="P18" style:family="paragraph" style:parent-style-name="Standard">
      <style:text-properties officeooo:rsid="0014c286" officeooo:paragraph-rsid="0014c286"/>
    </style:style>
    <style:style style:name="P19" style:family="paragraph" style:parent-style-name="Standard">
      <style:text-properties officeooo:rsid="0015cc47" officeooo:paragraph-rsid="0015cc47"/>
    </style:style>
    <style:style style:name="P20" style:family="paragraph" style:parent-style-name="Standard">
      <style:text-properties officeooo:rsid="0017297c" officeooo:paragraph-rsid="0017297c"/>
    </style:style>
    <style:style style:name="P21" style:family="paragraph" style:parent-style-name="Standard">
      <style:text-properties officeooo:rsid="0017a972" officeooo:paragraph-rsid="0017a972"/>
    </style:style>
    <style:style style:name="P22" style:family="paragraph" style:parent-style-name="Standard">
      <style:text-properties officeooo:rsid="0018778e" officeooo:paragraph-rsid="0018778e"/>
    </style:style>
    <style:style style:name="P23" style:family="paragraph" style:parent-style-name="Standard">
      <style:text-properties officeooo:rsid="001903aa" officeooo:paragraph-rsid="001903aa"/>
    </style:style>
    <style:style style:name="P24" style:family="paragraph" style:parent-style-name="Standard">
      <style:text-properties officeooo:rsid="001928f1" officeooo:paragraph-rsid="001928f1"/>
    </style:style>
    <style:style style:name="P25" style:family="paragraph" style:parent-style-name="Standard">
      <style:text-properties officeooo:rsid="00193f98" officeooo:paragraph-rsid="00193f98"/>
    </style:style>
    <style:style style:name="P26" style:family="paragraph" style:parent-style-name="Standard">
      <style:text-properties officeooo:rsid="0019b739" officeooo:paragraph-rsid="0019b739"/>
    </style:style>
    <style:style style:name="P27" style:family="paragraph" style:parent-style-name="Standard">
      <style:text-properties officeooo:rsid="001b85f0" officeooo:paragraph-rsid="001b85f0"/>
    </style:style>
    <style:style style:name="T1" style:family="text">
      <style:text-properties officeooo:rsid="00049cb2"/>
    </style:style>
    <style:style style:name="T2" style:family="text">
      <style:text-properties officeooo:rsid="0008d968"/>
    </style:style>
    <style:style style:name="T3" style:family="text">
      <style:text-properties officeooo:rsid="000edf5f"/>
    </style:style>
    <style:style style:name="T4" style:family="text">
      <style:text-properties officeooo:rsid="000f3b61"/>
    </style:style>
    <style:style style:name="T5" style:family="text">
      <style:text-properties officeooo:rsid="001065f3"/>
    </style:style>
    <style:style style:name="T6" style:family="text">
      <style:text-properties officeooo:rsid="001404fe"/>
    </style:style>
    <style:style style:name="T7" style:family="text">
      <style:text-properties officeooo:rsid="0018778e"/>
    </style:style>
    <style:style style:name="T8" style:family="text">
      <style:text-properties officeooo:rsid="001b85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siologia</text:p>
      <text:p text:style-name="P1"/>
      <text:p text:style-name="P1">Ronyons. Funcions</text:p>
      <text:p text:style-name="P1"/>
      <text:p text:style-name="P1">Filtrar sang: eliminar residus en forma d’orina </text:p>
      <text:p text:style-name="P1">Controlar volum de sang circulant (per evitar que augmenti la pressió arterial)</text:p>
      <text:p text:style-name="P1">Controlar pH.</text:p>
      <text:p text:style-name="P1"/>
      <text:p text:style-name="P1">Líquids corporals. </text:p>
      <text:p text:style-name="P1"/>
      <text:p text:style-name="P1">Balanç hídric diari: </text:p>
      <text:p text:style-name="P1">- Ingressos</text:p>
      <text:p text:style-name="P1"><text:tab/>Ingesta: 2200mL</text:p>
      <text:p text:style-name="P1"><text:tab/>Metabolisme: 300mL</text:p>
      <text:p text:style-name="P1">- Pèrdues: </text:p>
      <text:p text:style-name="P1"><text:tab/>Insensibles: 700mL (pèrdua d’aigua per estar en un medi no aquós <text:span text:style-name="T1">i respiració (mig litre aigua)</text:span>)</text:p>
      <text:p text:style-name="P1"><text:tab/>Suor: 100mL</text:p>
      <text:p text:style-name="P1"><text:tab/>Caca: 200mL</text:p>
      <text:p text:style-name="P1"><text:tab/>Orina: 1500mL <text:span text:style-name="T1">(depenent de quant bevem)</text:span></text:p>
      <text:p text:style-name="P1"/>
      <text:p text:style-name="P1">Total: 2500mL perduts i 2500 mL ingerits</text:p>
      <text:p text:style-name="P1"/>
      <text:p text:style-name="P2">Aigua al cos la tenim principalment dins les cèl·lules </text:p>
      <text:p text:style-name="P2">2/3 parts de l’aigua és intracel·lular, la resta és extracel·lular. </text:p>
      <text:p text:style-name="P2">70% del nostre cos és aigua. </text:p>
      <text:p text:style-name="P2"/>
      <text:p text:style-name="P2">Del 1/3, una part és la que circula per la sang i l’altra està al interstici dels teixits (1/4 i 3/4 respectivament)</text:p>
      <text:p text:style-name="P2"/>
      <text:p text:style-name="P2">3,5L de plasma als vasos i 1,5L son cells sanguinies</text:p>
      <text:p text:style-name="P2"/>
      <text:p text:style-name="P2">Ronyó treballa sobre plasma (però impacta a tota l’aigua del cos) </text:p>
      <text:p text:style-name="P2">Ronyons son la valvula d’escape del cardiovascular. </text:p>
      <text:p text:style-name="P2"/>
      <text:p text:style-name="P2"/>
      <text:p text:style-name="P2">Liquids intra i extracel·lular tenen diferents composicions</text:p>
      <text:p text:style-name="P2">Sodi hi ha més extracel·lular que intracel·lular, i potassi a l’inrevés. </text:p>
      <text:p text:style-name="P2"/>
      <text:p text:style-name="P2">Per què son diferents? </text:p>
      <text:p text:style-name="P2">Per generar un gradient per poder generar potencials d’acció per comunicació cel·lular. </text:p>
      <text:p text:style-name="P2">Encara que la composició és diferent, si sumem tots els soluts de dins i fora la concentració és igual. </text:p>
      <text:p text:style-name="P2">Si dins cèl·lules hi hauria mes concentracio que fora, entraria aigua per osmolaritat, s’inflaria i moltes de les reaccions no passaries. </text:p>
      <text:p text:style-name="P3">Ronyó treballa sobre la circulant. </text:p>
      <text:p text:style-name="P3">- Plasma </text:p>
      <text:p text:style-name="P3">- Interstici</text:p>
      <text:p text:style-name="P3">- Intracel·lular </text:p>
      <text:p text:style-name="P3"/>
      <text:p text:style-name="P3">Plasma i interstici tenen lleugeres difereències per proteïnes sanguinies que retenen lleugerament cations (Efecte Donnan) </text:p>
      <text:p text:style-name="P3"/>
      <text:p text:style-name="P3"><text:soft-page-break/>Funcions dels ronyons: </text:p>
      <text:p text:style-name="P3">- Regulació del volum de líquid extracel·lular i de la pressió arterial</text:p>
      <text:p text:style-name="P3">- Regulació de la osmolaritat en sang - concentrant orina si beus poc, i no concentrar orina si beus molt. </text:p>
      <text:p text:style-name="P3">- Manteniment de l’equilibri iònic</text:p>
      <text:p text:style-name="P3">- Regulació del pH del plasma</text:p>
      <text:p text:style-name="P3">- Excreció de desechos metabòlics i substàncies estranyes a l’organisme</text:p>
      <text:p text:style-name="P3">- Producció d’hormones</text:p>
      <text:p text:style-name="P3"/>
      <text:p text:style-name="P3">unitat funcional: nefrona (tub per on circula líquid) </text:p>
      <text:p text:style-name="P3">- Capilar glomerular envoltat pel començament de la nefrona, on suceeix la filtració i aquest líquid filtrat és l’orina, que va dels ureters a la vejiga. </text:p>
      <text:p text:style-name="P3"/>
      <text:p text:style-name="P3">Processos que expliquen funció renal: </text:p>
      <text:p text:style-name="P3">- Filtració</text:p>
      <text:p text:style-name="P3">- Reabsorció</text:p>
      <text:p text:style-name="P3">- Secreció</text:p>
      <text:p text:style-name="P3"/>
      <text:p text:style-name="P3">Excreció: El que s’ha filtrat - el que s’ha reabsorbit + el que s’ha secretat </text:p>
      <text:p text:style-name="P3"/>
      <text:p text:style-name="P4">Cada dia es filtren 180L al dia. </text:p>
      <text:p text:style-name="P4">Tenim 5L de sang, de plasma 3’5L al dia (plasma es filtra 60 cops al dia) </text:p>
      <text:p text:style-name="P4">Per què es filtra tant? Per tenir un control molt exhaustiu de la sang. </text:p>
      <text:p text:style-name="P4"><text:tab/>Si adrenalina trigués molt en sortir no aniria bé -&gt; es filtra i reabsorbeix per eliminar i tal. </text:p>
      <text:p text:style-name="P4">Control exhaustiu i precís de la composició </text:p>
      <text:p text:style-name="P4"/>
      <text:p text:style-name="P4"/>
      <text:p text:style-name="P4">FIltració</text:p>
      <text:p text:style-name="P4">- Als capilars glomerulars</text:p>
      <text:p text:style-name="P4">- Quan surt la sang, surt per una arteriola eferent (capilars peritubulars) i rodejen la nefrona per fora (per reabsorció) </text:p>
      <text:p text:style-name="P4"/>
      <text:p text:style-name="P4">CIrculatori -&gt; arteriola aferent -&gt; capilar glomerular encapsulat per epitelials nefrona i per podocits que generen una capa extra -&gt; arteriola eferent. </text:p>
      <text:p text:style-name="P4">Per donar estructura: mesangis, permeten xarxa de capilars. </text:p>
      <text:p text:style-name="P4"/>
      <text:p text:style-name="P4">Les nefrones no estan exteses, sino que la nansa de Henle passa entre l’arteriola eferent i aferent. </text:p>
      <text:p text:style-name="P4">Capilar molt permeable <text:span text:style-name="T2">per filtrar. Es filtra un 20% del líquid i tot el que hi ha dins del vas en quant a composició menys cèl·lules sanguínies i proteïnes. </text:span></text:p>
      <text:p text:style-name="P5">Per què és tan porós però no es colen cells i proteïnes? És com una malla, porus son prous petits perquè no passin cells. A més no passen proteïnes per barreres fetes per evitar que proteïnes surtin. </text:p>
      <text:p text:style-name="P5"/>
      <text:p text:style-name="P5">- Endoteli</text:p>
      <text:p text:style-name="P5">- Lámina basal</text:p>
      <text:p text:style-name="P5">- Podòcits </text:p>
      <text:p text:style-name="P5"/>
      <text:p text:style-name="P5">Triple barrera per evitar el filtrat de proteïnes. Son molt electronegatives, i per tant no poden passar les proteïnes (que en general tenen una càrrega neta total negativa). Si desapareixen càrregues negatives en aquestes barreres pot donar lloc a una proteinuria. </text:p>
      <text:p text:style-name="P5"/>
      <text:p text:style-name="P6"/>
      <text:p text:style-name="P6"/>
      <text:p text:style-name="P6"><text:soft-page-break/>Flux depen de les pressions. Hi ha pressions oncòtiques i hidrostàtiques. </text:p>
      <text:p text:style-name="P6">- Oncòtica: la pressió que generen les proteïnes. (que no pot creuar) </text:p>
      <text:p text:style-name="P6"/>
      <text:p text:style-name="P6">- Entra líquid: pressio glomerular molt alta. 55mmHg. (en altres capilars és de 32mmHg la pressió hidrostàtica, perquè aquí interessa que surti líquid)</text:p>
      <text:p text:style-name="P6"/>
      <text:p text:style-name="P6">- Pressió oncòtica i de sortida líquid van en contra</text:p>
      <text:p text:style-name="P6"/>
      <text:p text:style-name="P6">Depen de pressio hidrostatica glomerul - p hidro capsula bowman - p oncotica glomerul x coeficient de filtracio que depen de com de gran siguin els porus. </text:p>
      <text:p text:style-name="P6"/>
      <text:p text:style-name="P6"/>
      <text:p text:style-name="P7">Canviar pressió Bowman?</text:p>
      <text:p text:style-name="P7">- Obstrucció vies urinàries. No circula líquid, pressió augmenta (patològic, no passa normalment) </text:p>
      <text:p text:style-name="P7"/>
      <text:p text:style-name="P7">Proteïnes?</text:p>
      <text:p text:style-name="P7">- Gana</text:p>
      <text:p text:style-name="P7"/>
      <text:p text:style-name="P7">Pressió del glomerul?</text:p>
      <text:p text:style-name="P7">- Depen de la pressio arterial, i si que pot canviar. </text:p>
      <text:p text:style-name="P7"/>
      <text:p text:style-name="P7">Major pressió arterial, més orina. </text:p>
      <text:p text:style-name="P7">S’autoregula. </text:p>
      <text:p text:style-name="P7"/>
      <text:p text:style-name="P7">- També depen de la potencial entrada i sortida. Si arteriola aferent esta constreta, disminueix pressió. Si arteriola eferent esta constreta, augmenta pressió.</text:p>
      <text:p text:style-name="P7"/>
      <text:p text:style-name="P8">1/4 part del que es bombeja va directament al ronyó pel control (flux sanguini renal va 1/4 part de la sang total) </text:p>
      <text:p text:style-name="P8"/>
      <text:p text:style-name="P8">Autoregulació: </text:p>
      <text:p text:style-name="P8">- Canvis pressió arterial, filtració glomerular i flux sanguini renal. </text:p>
      <text:p text:style-name="P8">- Major flux sanguini renal i filtració glomerular està amortiguat i en condicions fisiològiques no hi ha canvis. </text:p>
      <text:p text:style-name="P8"/>
      <text:p text:style-name="P9">Com funciona?</text:p>
      <text:p text:style-name="P9">- <text:span text:style-name="T3">Resposta miogènica als capilars</text:span></text:p>
      <text:p text:style-name="P9"><text:tab/><text:span text:style-name="T3">Vasos tenen musculatura llisa. </text:span></text:p>
      <text:p text:style-name="P9"><text:tab/><text:span text:style-name="T3">Quan s’expandeix per pressió, cells també s’expanden. Canals mecanosensibles de calci noten augment estirament i s’obren canals, entra calci, musculatura es contrau.Si els vasos intenten expandir-se, es tanquen solets. </text:span><text:span text:style-name="T4">Oposició a l’estirament. </text:span></text:p>
      <text:p text:style-name="P9"/>
      <text:p text:style-name="P9">- <text:span text:style-name="T3">Retroalimentació tubuloglomerular</text:span></text:p>
      <text:p text:style-name="P9"><text:tab/><text:span text:style-name="T5">Punt de control</text:span></text:p>
      <text:p text:style-name="P9"><text:tab/><text:span text:style-name="T5">Aparell yuxtaglomerular controla la taxa de filtració (que sigui més o menys constant. </text:span></text:p>
      <text:p text:style-name="P9"><text:tab/><text:span text:style-name="T5">Nefrona respon i juga amb arteriola. </text:span></text:p>
      <text:p text:style-name="P10">si augmenta Taxa de filtració glomerular</text:p>
      <text:p text:style-name="P10"><text:tab/>Macula densa ho detecta (l’exces de liquid)</text:p>
      <text:p text:style-name="P10"><text:tab/><text:tab/>allibera substancies paracrines (ATP i adenosina) </text:p>
      <text:p text:style-name="P10"><text:tab/><text:tab/><text:tab/>contrau arteriola aferent</text:p>
      <text:p text:style-name="P10"><text:tab/><text:tab/><text:tab/><text:tab/>no entra mes sang (disminueix pressió) </text:p>
      <text:p text:style-name="P10"/>
      <text:p text:style-name="P10"><text:soft-page-break/>si disminueix taxa de filtració glomerular</text:p>
      <text:p text:style-name="P10"><text:tab/>pressió cau i no hi ha prou taxa de filtració adequada. </text:p>
      <text:p text:style-name="P10"><text:tab/><text:tab/>macula densa detecta (el poc liquid (sodi i clor))</text:p>
      <text:p text:style-name="P10"><text:tab/><text:tab/><text:tab/>allibera oxid nitric</text:p>
      <text:p text:style-name="P10"><text:tab/><text:tab/><text:tab/><text:tab/>relaxa arteriola aferent (entra mes liquid) </text:p>
      <text:p text:style-name="P10"><text:tab/><text:tab/><text:tab/><text:tab/>allibera renina per cells granulars (especialitzacio musculatura a aparell yuxtaglomerular) </text:p>
      <text:p text:style-name="P10"><text:tab/><text:tab/><text:tab/><text:tab/>eje renina-angiotensina-aldosterona: activa eix; angiotensina2, constricció arteriola eferent. </text:p>
      <text:p text:style-name="P10"/>
      <text:p text:style-name="P10"/>
      <text:p text:style-name="P13">Filtració: extravasació dins nefrona</text:p>
      <text:p text:style-name="P13">Reabsorció: absorció del que no ens volem carregar</text:p>
      <text:p text:style-name="P13">Secreció: afegit per excretar més</text:p>
      <text:p text:style-name="P13"/>
      <text:p text:style-name="P13"/>
      <text:p text:style-name="P13">Filtració: es filtra tot cap a la nefrona menys proteïnes i cells per la malla i per les carregues negatives, que repel·len proteïnes.</text:p>
      <text:p text:style-name="P13"/>
      <text:p text:style-name="P13">Extravasació del 20% del que circula. Taxa de filtració glomerular depen de les forces</text:p>
      <text:p text:style-name="P13">- pressio hidrostatica: molt alta, 55mmHg</text:p>
      <text:p text:style-name="P13">- pressio oncotica i hidrostatica bowman (en contra) </text:p>
      <text:p text:style-name="P13"/>
      <text:p text:style-name="P13">Pressio arterial pot canviar i hi ha una autoregulació per intentar mantenir taxa de filtració constant. </text:p>
      <text:p text:style-name="P13"/>
      <text:p text:style-name="P13">Tubul distal passa entre aferent i eferent, hi ha una comunicacio, macula densa atenent al que circula comunica amb les arterioles. </text:p>
      <text:p text:style-name="P13"/>
      <text:p text:style-name="P13"/>
      <text:p text:style-name="P14">Resistencia. Menys radi, mes resistencia, menys filtracio. </text:p>
      <text:p text:style-name="P15">Mes filtracio glomerular, reacciona macula densa, hi ha constriccio aferent per no filtrar tant</text:p>
      <text:p text:style-name="P15">Menys filtracio glomerular, reacciona macula densa, envia oxid nitric, relaxacio aferent, desencadena eix renina-angiotensina-aldosterona. eix amb moltes implicacions al cos. ens quedem en un vas de l’eix. </text:p>
      <text:p text:style-name="P15"/>
      <text:p text:style-name="P15">angiotensinogen amb renina -&gt; angiotensina I amb enzim convertidor d’angiotensina (pulmo i vasos sanguinis) -&gt; angiotensina II (constriccio arterioles eferents) -&gt; aldosterona </text:p>
      <text:p text:style-name="P15"/>
      <text:p text:style-name="P15"/>
      <text:p text:style-name="P15"/>
      <text:p text:style-name="P15">Canvis en la filtració no provoquen canvis en la taxa de filtració. </text:p>
      <text:p text:style-name="P15">Excepció: exercici. En aquells moments molta musculatura necessita oxigen i prioritza sang als musculs, disminuint flux sanguini renal. No arriba 25%, sino gairbé 0. </text:p>
      <text:p text:style-name="P15"/>
      <text:p text:style-name="P15"/>
      <text:p text:style-name="P16">(tot aixo es filtracio)</text:p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Reabsorció</text:p>
      <text:p text:style-name="P16">És massiva. </text:p>
      <text:p text:style-name="P16">Diferent en diferents parts de la nefrona. </text:p>
      <text:p text:style-name="P16">Com es fa per poder reabsorbir tant sense canviar concentració?</text:p>
      <text:p text:style-name="P16">Reabsorbint soluts. </text:p>
      <text:p text:style-name="P16"/>
      <text:p text:style-name="P16">Al coledoc podem tenir orina diluida o concentrada segons necessitats de l’organisme. </text:p>
      <text:p text:style-name="P16"/>
      <text:p text:style-name="P16">65% de la reabsorció es fa en el túbul proximal</text:p>
      <text:p text:style-name="P16"/>
      <text:p text:style-name="P16">Es fa amb el sodi perque hi ha mes sodi fora que dins de la celula. Bomba sodi-potassi. </text:p>
      <text:p text:style-name="P16"/>
      <text:p text:style-name="P16">aprofiten gradient de sodi per treure aminoacids i glucosa que s’ha filtrat </text:p>
      <text:p text:style-name="P16"/>
      <text:p text:style-name="P16">via paracel·lular molt permeable a H2O que per osmosi segueix al Na </text:p>
      <text:p text:style-name="P16"/>
      <text:p text:style-name="P16">Fuga d’aigua estableix un gradient de concentracio d’algunes substàncies no transportades entre la llum i l’espai intersticial afavorint difusió. urea, cl, k, ca</text:p>
      <text:p text:style-name="P16"/>
      <text:p text:style-name="P16">no tot es reabsorbeix pero gairebe totes les sals segueixen el gradient de conc. es reabsorbeixen glucosa i aminoacids en la seva totalitat</text:p>
      <text:p text:style-name="P16"/>
      <text:p text:style-name="P16"/>
      <text:p text:style-name="P16">asa de henle. te una porcio descendent prima i dues porcions ascendents (prima i gruixuda</text:p>
      <text:p text:style-name="P16"><text:tab/>depen de l’epiteli: gruixut: epitelial amb moltes vellositats i superficies i moviments de solut</text:p>
      <text:p text:style-name="P16"><text:tab/><text:tab/><text:tab/> <text:s text:c="5"/>prim: sense invaginacions i vellositats</text:p>
      <text:p text:style-name="P16"/>
      <text:p text:style-name="P16"/>
      <text:p text:style-name="P16">descendente delgado: permeable al H2O: 20% de la reabsorció dH2o. Baixa activitat metabolica, sense borde en cepillo</text:p>
      <text:p text:style-name="P16"/>
      <text:p text:style-name="P16">ascendente delgado: impermeable H2O, no borde en cepillo </text:p>
      <text:p text:style-name="P16"/>
      <text:p text:style-name="P16">porcion ascendente gruesa: impermeable H2o, borden en cepillo, alta activitat metabolica, 25% <text:span text:style-name="T6">del Na+, Cl- i K+ es reabsorbeixen en aquesta porcio de la nefrona. </text:span></text:p>
      <text:p text:style-name="P16"/>
      <text:p text:style-name="P17">al passar per aquesta porcio de la nefrona el filtrat es dilueix </text:p>
      <text:p text:style-name="P17">el jo cde permeabilitats i la disposicio del segment esta involucrat en la formacio d’un interstici hiperosmotic. </text:p>
      <text:p text:style-name="P17"/>
      <text:p text:style-name="P17">si no surt aigua pero si soluts, es forma orina diluida. :3</text:p>
      <text:p text:style-name="P17"/>
      <text:p text:style-name="P18">tubul distal: </text:p>
      <text:p text:style-name="P18">inici del tubul distal forma part del aparell yuxtaglomerular. </text:p>
      <text:p text:style-name="P18">en aquesta zona la reabsorció és similar a la part ascendent de la nansa de Henle</text:p>
      <text:p text:style-name="P18"/>
      <text:p text:style-name="P18">en la porcio final del tubul distal i en tot el conducte col·lector hi ha dos tipus de cells: principals i intercalades</text:p>
      <text:p text:style-name="P18"/>
      <text:p text:style-name="P18">aldosterona i vasopresina: </text:p>
      <text:p text:style-name="P18">- aldosterona: impacta sobre cells principals i produeix absorcio de sodi i secrecio de potassi</text:p>
      <text:p text:style-name="P18"><text:soft-page-break/>- vasopresina: permet pas de aigua al translocar aquaporines a la membrana de les cells principals i permet reabsorcio aigua.</text:p>
      <text:p text:style-name="P18"/>
      <text:p text:style-name="P18">(aixo sobre cells principals) </text:p>
      <text:p text:style-name="P18"/>
      <text:p text:style-name="P18">cell intercalada: involucrada en homeostasi de pH sanguini</text:p>
      <text:p text:style-name="P18"/>
      <text:p text:style-name="P18">la permeabilitat de l’aigua d’aquesta regio es controla hormonalment segons necessitats organisme</text:p>
      <text:p text:style-name="P18"/>
      <text:p text:style-name="P18">reabsorcio de sodi la secrecio del potassi es controla hormonalment. </text:p>
      <text:p text:style-name="P18"/>
      <text:p text:style-name="P18"/>
      <text:p text:style-name="P18">osmolaridad intersticial renal. </text:p>
      <text:p text:style-name="P18">per la medula renal passa la nansa de Henle i els conductes colectors de les nefrones. </text:p>
      <text:p text:style-name="P18">la medula renal es hipertonica en l’espai intersticial gracies a la disposicio de la nansa de Henle de la nefrona (mecanisme contracorrent) </text:p>
      <text:p text:style-name="P18">hipertonicitat permet concentrar la orina 4 vegades per sobre de la concentracio plasmatica</text:p>
      <text:p text:style-name="P18"/>
      <text:p text:style-name="P18">el control hormonal sobre la permeabilitat del conducte colector definira la concentracio de la orina en cada moment segons les necessitats de l’organisme </text:p>
      <text:p text:style-name="P18"/>
      <text:p text:style-name="P18">acumulacio de sals gracies a les yuxtamedulars. quan hi ha necessitat de reabsorbir aigua, i hi ha molta vasopresina, es posen moltes aquaporines i s’absorbeix. </text:p>
      <text:p text:style-name="P18">1200 mOsm. No bevem aigua del mar perquè la concentracio de sals és superior a 1200 mOsm, i no hidrata perquè per eliminar els 1200 mOsm com no podem fer mes concentracio no hidrata, eliminem els 1200 mOsm en 1L aigua. A mes, l’aigua del mar esta per sobre. </text:p>
      <text:p text:style-name="P18"/>
      <text:p text:style-name="P18">el limit es el que generen les cells yuxtamedulars. depen de l’organisme. hi ha animals al desert que poden concentrar-la més. </text:p>
      <text:p text:style-name="P18"/>
      <text:p text:style-name="P18"/>
      <text:p text:style-name="P19">La gent que no menja carn pot concentrar menys la orina perque també hi ha urea en els soluts </text:p>
      <text:p text:style-name="P19">si no menges carn, no hi ha urea i no pots concentrar tant la orina. </text:p>
      <text:p text:style-name="P19"/>
      <text:p text:style-name="P19"/>
      <text:p text:style-name="P19">equilibri glomerultubular. </text:p>
      <text:p text:style-name="P19"/>
      <text:p text:style-name="P19">dos capilars: glomerulars i peritbubulars</text:p>
      <text:p text:style-name="P19"/>
      <text:p text:style-name="P19">glomerulars: especialitzats en filtracio</text:p>
      <text:p text:style-name="P19">peritubulars: especialitzats en captar el que es reabsorbeix. </text:p>
      <text:p text:style-name="P19"/>
      <text:p text:style-name="P19"/>
      <text:p text:style-name="P19">que determina el que es reabsorbeix? pressions osmotiques i hidrostatiques. </text:p>
      <text:p text:style-name="P19"/>
      <text:p text:style-name="P19">joc de forces canvia. despres de passar per peritubulars, pressio és de 13 mmHg, no surt liquid del capilar. pressio oncotica es alta 32 mmHg. pressio a favor de que entri liquid al capilar. pressio hidrostatica a favor de entrar al capilar. pressio oncotica cap a fora de 15mmhg</text:p>
      <text:p text:style-name="P19"/>
      <text:p text:style-name="P19">si reabsorbim sodi i aigua,entrara als capilars i torna a entrar al circulatori.</text:p>
      <text:p text:style-name="P19">si augmenta pressio arteria, pressio hidrostatica pot ser un impediment</text:p>
      <text:p text:style-name="P19"/>
      <text:p text:style-name="P19"><text:soft-page-break/>balanç entre el que es filtra i el que es reabsorbeix. </text:p>
      <text:p text:style-name="P19"/>
      <text:p text:style-name="P19"/>
      <text:p text:style-name="P19"/>
      <text:p text:style-name="P19">secreció:</text:p>
      <text:p text:style-name="P19"/>
      <text:p text:style-name="P19">- procés específic. </text:p>
      <text:p text:style-name="P19">transport de molecules des del liquid extracelular a la llum de les nefrones.</text:p>
      <text:p text:style-name="P19">generalment es un proces actiu contragradient i passen de l’epiteli a la llum per transport actiu secundari</text:p>
      <text:p text:style-name="P19"/>
      <text:p text:style-name="P19">secrecio de K i H molt regulada per mantenir homeostasi (si augmenta potassi en sang, apropa potencial de repos a potencial umbral) </text:p>
      <text:p text:style-name="P19"/>
      <text:p text:style-name="P19">protons tambe han de ser controlats, cells intercalades que en la part apical tenen bombes de protons, i actuen en acidosi promovent secrecio de protons a la orina. </text:p>
      <text:p text:style-name="P16"/>
      <text:p text:style-name="P16"/>
      <text:p text:style-name="P19">transportadors no son 100% especifics, poden moure substàncies de la mateixa familia. </text:p>
      <text:p text:style-name="P19"/>
      <text:p text:style-name="P19">vida mitja d’un farmac depen de com es manega dins el ronyo, si s’excreta es menor. </text:p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quan ens adapten a la deshidratacio, hi ha reabsorcio massiva a la nefrona, que ens permet concentrar gracies a la vasopresina, posa aquaporines, entra aigua gracies a l’acumulacio de sals a interstici</text:p>
      <text:p text:style-name="P20"/>
      <text:p text:style-name="P20">com mesurem vasopresina en sang? que salta amb una deshidratació?</text:p>
      <text:p text:style-name="P20">canvi en la concentracio de la sang que pot impactar en les cells de l’organisme (sortida d’aigua en cells) </text:p>
      <text:p text:style-name="P20"/>
      <text:p text:style-name="P20">osmolaritat de la sang es monitoritza en hipotalem sempre. osmorreceptors controlen concentracio. un cop esta per sobre d’un cert valor (280) , hi ha mes vasopresina. osmorreceptors hipotalamics</text:p>
      <text:p text:style-name="P20">eix hipotalem - hipofisi </text:p>
      <text:p text:style-name="P20"/>
      <text:p text:style-name="P20">soma neurona osmorreceptors esta hipotalem i alliberament es fa a nivell hipofisi. mes osmolaritat, mes vasopresina alliberada (no on off)</text:p>
      <text:p text:style-name="P20"/>
      <text:p text:style-name="P20">disminucio volum sanguini es detecta al cor, neurona sensitiva hipotalem alliberem vasopresina</text:p>
      <text:p text:style-name="P20"/>
      <text:p text:style-name="P20">tambe ho fa disminucio pressio arterioal -&gt; barorreceptors aortics i carotids -&gt; neurona sensitiva -&gt; neurones hipotalem -&gt; alliberament vasopresina. </text:p>
      <text:p text:style-name="P20"/>
      <text:p text:style-name="P20">angiotensina 2 com a gran molecula senyalitzadora. baixa filtracio i baixa pressio arterial compensada per no perdre aigua -&gt; angiotensina 2 impacta hipotalem i allibera vasopresina. </text:p>
      <text:p text:style-name="P20"/>
      <text:p text:style-name="P20"/>
      <text:p text:style-name="P21">adaptar-se a la deshidratacio amb mes o menys concentracio i amb set. </text:p>
      <text:p text:style-name="P21"/>
      <text:p text:style-name="P21"/>
      <text:p text:style-name="P21">set -&gt; desig conscient de beure aigua </text:p>
      <text:p text:style-name="P21"/>
      <text:p text:style-name="P21">- augment de la osmolaritet per sobre de 280mOsm</text:p>
      <text:p text:style-name="P21">- angiotensina II </text:p>
      <text:p text:style-name="P21">- mebys volum sanguini i pressio arterial</text:p>
      <text:p text:style-name="P21">- sequedat a la boca. </text:p>
      <text:p text:style-name="P21"/>
      <text:p text:style-name="P21"/>
      <text:p text:style-name="P22">palomita + refresc = ajustem osmolaritat, pero augmenta volemia perquè hi ha excés de liquid circulant. (et pixes) </text:p>
      <text:p text:style-name="P22"/>
      <text:p text:style-name="P22"/>
      <text:p text:style-name="P22">eix renina-angiotensina-aldosterona és l’eix més important de la fisiologia renal. </text:p>
      <text:p text:style-name="P22">s’activa quan la renina s’allibera a nivell de glomerul (cells granuloses) perquè cau la taxa de filtracio i la macula densa ho nota, o tambe quan cau la tensio arterial (sistema nervios simpatic fa de les seves, i actua directament sobre les cells granuloses, alliberant renina). mecanosensacio d’estirament per part de les cells granuloses. objectiu de l’eix = pujar pressio arterial </text:p>
      <text:p text:style-name="P22"/>
      <text:p text:style-name="P22">te molecula amb moltes accions: angiotesina II. </text:p>
      <text:p text:style-name="P22"/>
      <text:p text:style-name="P22">- pot provocar alliberament aldosterona, i al promoure aixo l’aldosterona a nivell renal reabsorbeix sodi. osmolaritat sang puja -&gt; allibera vasopresina -&gt; es reabsorbeix aigua. angiotensina allibera algosterona, rete sodi i augmenta pressio arterial. </text:p>
      <text:p text:style-name="P22"/>
      <text:p text:style-name="P22">- angiotensina tambe pot alliberar aldosterona i genera sensacio de set. </text:p>
      <text:p text:style-name="P22"><text:soft-page-break/>- tambe pot vasoconstraure les arterioles periferiques. </text:p>
      <text:p text:style-name="P10"/>
      <text:p text:style-name="P10">- <text:span text:style-name="T7">tambe estimula SN simpatic, augmenta freq cardiaca i tal</text:span></text:p>
      <text:p text:style-name="P10"/>
      <text:p text:style-name="P10">- <text:span text:style-name="T7">augmenta tambe reabsorcio de sodi augmentant bomba Na/K i NHE. </text:span></text:p>
      <text:p text:style-name="P10"/>
      <text:p text:style-name="P10"/>
      <text:p text:style-name="P22">diana farmacologica contra hipertensio </text:p>
      <text:p text:style-name="P22">(els altres son diuretics, perquè disminueix la volemia, menys volum al circulatori menys pressio arterial) (afegint contra angiotensina 2 disminueix bastant) </text:p>
      <text:p text:style-name="P22"/>
      <text:p text:style-name="P22"/>
      <text:p text:style-name="P22">aldosterona: ultima part de l’eix. vasopresina s’allibera a la glandula suprarrenal. </text:p>
      <text:p text:style-name="P22">- per l’eix renina angiotensina aldoserona per una disminucio de la pressio arterial </text:p>
      <text:p text:style-name="P22">- si augmenta K en liquid extracel·lular </text:p>
      <text:p text:style-name="P22"><text:tab/>passa molt quan mengem, si hi ha un desajust per evitar un desajust de potassi s’allibera rapidament</text:p>
      <text:p text:style-name="P22">- si disminueix molt Na (no es tan fort, nomes passa en labo) </text:p>
      <text:p text:style-name="P9"/>
      <text:p text:style-name="P23">accio: actua sobre tubul distal i conduce col·lector, i altres punts de la nefrona, provocant reabsorcio de sodi amb diferents transportadors. </text:p>
      <text:p text:style-name="P23">- diana. cells principals </text:p>
      <text:p text:style-name="P23"/>
      <text:p text:style-name="P23"/>
      <text:p text:style-name="P23">senyalitzacio per alta pressio arterial? peptids natriuretics</text:p>
      <text:p text:style-name="P23">- atrial i cerebral es sintetitzen al cor (auritucles i ventricles respectivament) </text:p>
      <text:p text:style-name="P23">- al cor perque es monitoritza l’exces de volemia .</text:p>
      <text:p text:style-name="P23"/>
      <text:p text:style-name="P23">si es sobreestiren els cardiomiocits per alt volum sanguini s’alliberen </text:p>
      <text:p text:style-name="P23">- afavoreixen filtracio </text:p>
      <text:p text:style-name="P23">- disminueixen reabsorcio de Na (mes Na a pipi)</text:p>
      <text:p text:style-name="P23">- inhibeixen renina, aldosterona i angiotensina </text:p>
      <text:p text:style-name="P23">- actua sobre el centre de control cardiovascular per disminuir pressio arterial </text:p>
      <text:p text:style-name="P23"/>
      <text:p text:style-name="P23"/>
      <text:p text:style-name="P23">regulacio de la pressio arterial es SN mes important immediata, i natriuresis a mig plaç</text:p>
      <text:p text:style-name="P23"/>
      <text:p text:style-name="P24">gran quantitat de volum -&gt; arrastrem sodi -&gt; arrastrem aigua (si hi ha natriuresi hi ha diuresi, i aixi disminuim volemia) </text:p>
      <text:p text:style-name="P24"/>
      <text:p text:style-name="P24"/>
      <text:p text:style-name="P25">natriuresi per pressió</text:p>
      <text:p text:style-name="P25">- elevacions de la pressio produeix augments de excrecio urinaria de sodi i aigua, i hi ha menys reabsorcio. conforme augmenta la volemia, es posen en marxa aquestes coses</text:p>
      <text:p text:style-name="P25"/>
      <text:p text:style-name="P25">volemia -&gt; orina </text:p>
      <text:p text:style-name="P25"/>
      <text:p text:style-name="P25">mes volemia, mes pressio arterial, mes pressio en glomerul, mes filtracio. tendim a filtrar mes</text:p>
      <text:p text:style-name="P25"/>
      <text:p text:style-name="P25">aparell iuxtaglomerular intenta evitar, i en el sang de pressions fisiologiques suceeix, pero si hi ha molta pressio augmenta moltissim filtracio (valvula escape) </text:p>
      <text:p text:style-name="P25"/>
      <text:p text:style-name="P25"><text:soft-page-break/></text:p>
      <text:p text:style-name="P26">el que es reabsorbeix ve a interstici i ha d’entrar als capilars peritubulars, torna a entrar a la nefrona si hi ha molta. </text:p>
      <text:p text:style-name="P26"/>
      <text:p text:style-name="P26">eix renina esta inhibit. </text:p>
      <text:p text:style-name="P26"/>
      <text:p text:style-name="P26">peptids natriuretics</text:p>
      <text:p text:style-name="P26"/>
      <text:p text:style-name="P26"/>
      <text:p text:style-name="P26">som capaços de compensar exces volemia sense que sigui un gran rics pel nostre cos. </text:p>
      <text:p text:style-name="P26">ingerir sal + augmentar osmolaritat -&gt; vasopresina (set) -&gt; refresc -&gt; reabsorbir mes i ingerir refresc -&gt; augmenta volemia (osmolarittat cotontrolad) -&gt; augmenta rpessio arterial -&gt; excrecio renal de aigua i sang -&gt; menys reflexos cardiovasculars i pressio arterial -&gt; pressio i volum controlats. </text:p>
      <text:p text:style-name="P26"/>
      <text:p text:style-name="P26">si no hi ha aigua a ma, depen del ronyo retenint mes o menys. aixi podem controlar osmolaritat i si bevem cal fer diuresi per pressio per controlar volemia. aixi es mante osmolaritat i volum circulant. si fallen ronyons, aixo s’altera. problemes de volemia i tal. </text:p>
      <text:p text:style-name="P26"/>
      <text:p text:style-name="P26">s</text:p>
      <text:p text:style-name="P26"/>
      <text:p text:style-name="P26"/>
      <text:p text:style-name="P26">si no estem en situacio dramatica, i pixem abans de veure una peli de 4h. et forces a pixar, cal relaxar-se i fer força, una petita pressió per començar. activem un reflex de la miccio</text:p>
      <text:p text:style-name="P26"/>
      <text:p text:style-name="P26">la miccio es la ultima fase de la excrecio ocorreix a traves d’un reflex. la vejiga esta composta per musculatura llisa inervada per nervi pelvia i pudend.</text:p>
      <text:p text:style-name="P26">pelvia te sensitives i parasimpatiques que poden provocar contraccions <text:s/>a la vejiga</text:p>
      <text:p text:style-name="P26">pudent controla esfinter de musculatura esqueletica. </text:p>
      <text:p text:style-name="P26"/>
      <text:p text:style-name="P26">hi ha un altre esfinter intern, engrossiment de la musculatura llisa. viatja als ureters i s’acumula a la vejiga. augmenta volum vejiga, activa receptors estirament, sensitives activen, van a la medula, activen parasimpatiques, tornen vejiga, contraccio muscular de la vejiga. si hi ha mes pressio, s’activen mes receptors d’estirament, mes sensitives, mes contraccio (retroalimentacio positiva)</text:p>
      <text:p text:style-name="P26"/>
      <text:p text:style-name="P26">podem aguantar ganes de pixar perque SNC pot provocar activacio esfinter extern i inhibicio de les neurones parasimpatiques que provoquen contraccio vejiga. <text:span text:style-name="T8">van sortint mes i mes fins que et pixes. </text:span></text:p>
      <text:p text:style-name="P26"/>
      <text:p text:style-name="P26"/>
      <text:p text:style-name="P27">si no pares de beure i acumular cada cop es mes frequent i cada cop costa mes. vas controlant ganes de pixar </text:p>
      <text:p text:style-name="P27"/>
      <text:p text:style-name="P27">si no hi ha ganes, pero saps que no podras pixar, provoques reflex miccio (petita pressio abdominal, estirament sobre receptors vejiga, generem bucle. si ho fem i no l’evitem vejiga es buida completament) 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08:40:46.474959551</meta:creation-date>
    <dc:date>2025-02-18T10:18:54.660881419</dc:date>
    <meta:editing-duration>PT2H2M11S</meta:editing-duration>
    <meta:editing-cycles>24</meta:editing-cycles>
    <meta:generator>LibreOffice/24.2.7.2$Linux_X86_64 LibreOffice_project/420$Build-2</meta:generator>
    <meta:document-statistic meta:table-count="0" meta:image-count="0" meta:object-count="0" meta:page-count="10" meta:paragraph-count="241" meta:word-count="3008" meta:character-count="19213" meta:non-whitespace-character-count="16253"/>
  </office:meta>
</office:document-meta>
</file>